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12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4" table:number-columns-repeated="1019"/>
        <table:table-column table:style-name="co6" table:number-columns-repeated="15360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10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10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12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WALLE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9T13:36:58.430245931</dc:date>
    <meta:editing-cycles>21</meta:editing-cycles>
    <meta:editing-duration>PT6H34M22S</meta:editing-duration>
    <meta:document-statistic meta:table-count="1" meta:cell-count="124" meta:object-count="0"/>
  </office:meta>
</office:document-meta>
</file>